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32pt" svg:x="578.04pt" svg:y="14.14pt">
            <draw:object draw:notify-on-update-of-ranges="Sheet1.A1:Sheet1.A100 Sheet1.B1:Sheet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32pt" svg:x="584.16pt" svg:y="299.11pt">
            <draw:object draw:notify-on-update-of-ranges="Sheet1.D1:Sheet1.D100 Sheet1.E1:Sheet1.E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74.55pt" svg:height="255.32pt" svg:x="1070.99pt" svg:y="299.08pt">
            <draw:object draw:notify-on-update-of-ranges="Sheet1.G1:Sheet1.G86 Sheet1.H1:Sheet1.H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32pt" svg:x="178.38pt" svg:y="1322.36pt">
            <draw:object draw:notify-on-update-of-ranges="Sheet1.A103:Sheet1.A112 Sheet1.B103:Sheet1.B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500100" calcext:value-type="float">
            <text:p>50010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00100" calcext:value-type="float">
            <text:p>500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100" calcext:value-type="float">
            <text:p>60010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600100" calcext:value-type="float">
            <text:p>600100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200200" calcext:value-type="float">
            <text:p>20020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700100" calcext:value-type="float">
            <text:p>70010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700100" calcext:value-type="float">
            <text:p>700100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400200" calcext:value-type="float">
            <text:p>40020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800100" calcext:value-type="float">
            <text:p>800100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800100" calcext:value-type="float">
            <text:p>800100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600200" calcext:value-type="float">
            <text:p>600200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900100" calcext:value-type="float">
            <text:p>900100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900100" calcext:value-type="float">
            <text:p>900100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800200" calcext:value-type="float">
            <text:p>800200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1000100" calcext:value-type="float">
            <text:p>1000100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000100" calcext:value-type="float">
            <text:p>1000100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1000200" calcext:value-type="float">
            <text:p>100020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100100" calcext:value-type="float">
            <text:p>110010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100100" calcext:value-type="float">
            <text:p>1100100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1200200" calcext:value-type="float">
            <text:p>120020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00100" calcext:value-type="float">
            <text:p>1200100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1200100" calcext:value-type="float">
            <text:p>1200100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float" office:value="1400200" calcext:value-type="float">
            <text:p>140020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1300100" calcext:value-type="float">
            <text:p>130010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300100" calcext:value-type="float">
            <text:p>1300100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600200" calcext:value-type="float">
            <text:p>160020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400100" calcext:value-type="float">
            <text:p>1400100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1400100" calcext:value-type="float">
            <text:p>1400100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1800200" calcext:value-type="float">
            <text:p>180020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500100" calcext:value-type="float">
            <text:p>1500100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1500100" calcext:value-type="float">
            <text:p>150010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000200" calcext:value-type="float">
            <text:p>200020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00100" calcext:value-type="float">
            <text:p>1600100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1600100" calcext:value-type="float">
            <text:p>1600100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2200200" calcext:value-type="float">
            <text:p>220020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700100" calcext:value-type="float">
            <text:p>1700100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700100" calcext:value-type="float">
            <text:p>1700100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2400200" calcext:value-type="float">
            <text:p>240020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800100" calcext:value-type="float">
            <text:p>1800100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800100" calcext:value-type="float">
            <text:p>1800100</text:p>
          </table:table-cell>
          <table:table-cell office:value-type="float" office:value="1.94" calcext:value-type="float">
            <text:p>1.94</text:p>
          </table:table-cell>
          <table:table-cell/>
          <table:table-cell office:value-type="float" office:value="2600200" calcext:value-type="float">
            <text:p>260020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900100" calcext:value-type="float">
            <text:p>1900100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1900100" calcext:value-type="float">
            <text:p>1900100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2800200" calcext:value-type="float">
            <text:p>280020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00100" calcext:value-type="float">
            <text:p>2000100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2000100" calcext:value-type="float">
            <text:p>2000100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3000200" calcext:value-type="float">
            <text:p>300020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2100100" calcext:value-type="float">
            <text:p>2100100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2100100" calcext:value-type="float">
            <text:p>2100100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3200200" calcext:value-type="float">
            <text:p>320020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200100" calcext:value-type="float">
            <text:p>2200100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2200100" calcext:value-type="float">
            <text:p>2200100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3400200" calcext:value-type="float">
            <text:p>3400200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2300100" calcext:value-type="float">
            <text:p>2300100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2300100" calcext:value-type="float">
            <text:p>2300100</text:p>
          </table:table-cell>
          <table:table-cell office:value-type="float" office:value="2.84" calcext:value-type="float">
            <text:p>2.84</text:p>
          </table:table-cell>
          <table:table-cell/>
          <table:table-cell office:value-type="float" office:value="3600200" calcext:value-type="float">
            <text:p>3600200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400100" calcext:value-type="float">
            <text:p>2400100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2400100" calcext:value-type="float">
            <text:p>2400100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3800200" calcext:value-type="float">
            <text:p>3800200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500100" calcext:value-type="float">
            <text:p>2500100</text:p>
          </table:table-cell>
          <table:table-cell office:value-type="float" office:value="1.84" calcext:value-type="float">
            <text:p>1.84</text:p>
          </table:table-cell>
          <table:table-cell/>
          <table:table-cell office:value-type="float" office:value="2500100" calcext:value-type="float">
            <text:p>2500100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4000200" calcext:value-type="float">
            <text:p>4000200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2600100" calcext:value-type="float">
            <text:p>2600100</text:p>
          </table:table-cell>
          <table:table-cell office:value-type="float" office:value="1.91" calcext:value-type="float">
            <text:p>1.91</text:p>
          </table:table-cell>
          <table:table-cell/>
          <table:table-cell office:value-type="float" office:value="2600100" calcext:value-type="float">
            <text:p>2600100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4200200" calcext:value-type="float">
            <text:p>4200200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2700100" calcext:value-type="float">
            <text:p>2700100</text:p>
          </table:table-cell>
          <table:table-cell office:value-type="float" office:value="1.97" calcext:value-type="float">
            <text:p>1.97</text:p>
          </table:table-cell>
          <table:table-cell/>
          <table:table-cell office:value-type="float" office:value="2700100" calcext:value-type="float">
            <text:p>2700100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4400200" calcext:value-type="float">
            <text:p>4400200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800100" calcext:value-type="float">
            <text:p>280010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2800100" calcext:value-type="float">
            <text:p>2800100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4600200" calcext:value-type="float">
            <text:p>460020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float" office:value="2900100" calcext:value-type="float">
            <text:p>2900100</text:p>
          </table:table-cell>
          <table:table-cell office:value-type="float" office:value="2.17" calcext:value-type="float">
            <text:p>2.17</text:p>
          </table:table-cell>
          <table:table-cell/>
          <table:table-cell office:value-type="float" office:value="2900100" calcext:value-type="float">
            <text:p>2900100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4800200" calcext:value-type="float">
            <text:p>480020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3000100" calcext:value-type="float">
            <text:p>3000100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3000100" calcext:value-type="float">
            <text:p>3000100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5000200" calcext:value-type="float">
            <text:p>5000200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3100100" calcext:value-type="float">
            <text:p>3100100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3100100" calcext:value-type="float">
            <text:p>3100100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5200200" calcext:value-type="float">
            <text:p>5200200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3200100" calcext:value-type="float">
            <text:p>3200100</text:p>
          </table:table-cell>
          <table:table-cell office:value-type="float" office:value="2.41" calcext:value-type="float">
            <text:p>2.41</text:p>
          </table:table-cell>
          <table:table-cell/>
          <table:table-cell office:value-type="float" office:value="3200100" calcext:value-type="float">
            <text:p>3200100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5400200" calcext:value-type="float">
            <text:p>5400200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300100" calcext:value-type="float">
            <text:p>3300100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float" office:value="3300100" calcext:value-type="float">
            <text:p>3300100</text:p>
          </table:table-cell>
          <table:table-cell office:value-type="float" office:value="4.59" calcext:value-type="float">
            <text:p>4.59</text:p>
          </table:table-cell>
          <table:table-cell/>
          <table:table-cell office:value-type="float" office:value="5600200" calcext:value-type="float">
            <text:p>5600200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400100" calcext:value-type="float">
            <text:p>3400100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float" office:value="3400100" calcext:value-type="float">
            <text:p>3400100</text:p>
          </table:table-cell>
          <table:table-cell office:value-type="float" office:value="4.76" calcext:value-type="float">
            <text:p>4.76</text:p>
          </table:table-cell>
          <table:table-cell/>
          <table:table-cell office:value-type="float" office:value="5800200" calcext:value-type="float">
            <text:p>5800200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3500100" calcext:value-type="float">
            <text:p>3500100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float" office:value="3500100" calcext:value-type="float">
            <text:p>3500100</text:p>
          </table:table-cell>
          <table:table-cell office:value-type="float" office:value="4.92" calcext:value-type="float">
            <text:p>4.92</text:p>
          </table:table-cell>
          <table:table-cell/>
          <table:table-cell office:value-type="float" office:value="6000200" calcext:value-type="float">
            <text:p>6000200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3600100" calcext:value-type="float">
            <text:p>3600100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3600100" calcext:value-type="float">
            <text:p>3600100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6200200" calcext:value-type="float">
            <text:p>6200200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3700100" calcext:value-type="float">
            <text:p>370010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3700100" calcext:value-type="float">
            <text:p>3700100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6400200" calcext:value-type="float">
            <text:p>6400200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3800100" calcext:value-type="float">
            <text:p>3800100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3800100" calcext:value-type="float">
            <text:p>3800100</text:p>
          </table:table-cell>
          <table:table-cell office:value-type="float" office:value="5.44" calcext:value-type="float">
            <text:p>5.44</text:p>
          </table:table-cell>
          <table:table-cell/>
          <table:table-cell office:value-type="float" office:value="6600200" calcext:value-type="float">
            <text:p>6600200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float" office:value="3900100" calcext:value-type="float">
            <text:p>3900100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3900100" calcext:value-type="float">
            <text:p>3900100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6800200" calcext:value-type="float">
            <text:p>6800200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4000100" calcext:value-type="float">
            <text:p>4000100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4000100" calcext:value-type="float">
            <text:p>4000100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7000200" calcext:value-type="float">
            <text:p>7000200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4100100" calcext:value-type="float">
            <text:p>4100100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4100100" calcext:value-type="float">
            <text:p>4100100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7200200" calcext:value-type="float">
            <text:p>72002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4200100" calcext:value-type="float">
            <text:p>4200100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4200100" calcext:value-type="float">
            <text:p>4200100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7400200" calcext:value-type="float">
            <text:p>7400200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4300100" calcext:value-type="float">
            <text:p>4300100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4300100" calcext:value-type="float">
            <text:p>4300100</text:p>
          </table:table-cell>
          <table:table-cell office:value-type="float" office:value="6.38" calcext:value-type="float">
            <text:p>6.38</text:p>
          </table:table-cell>
          <table:table-cell/>
          <table:table-cell office:value-type="float" office:value="7600200" calcext:value-type="float">
            <text:p>76002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4400100" calcext:value-type="float">
            <text:p>4400100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float" office:value="4400100" calcext:value-type="float">
            <text:p>4400100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7800200" calcext:value-type="float">
            <text:p>7800200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4500100" calcext:value-type="float">
            <text:p>4500100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4500100" calcext:value-type="float">
            <text:p>4500100</text:p>
          </table:table-cell>
          <table:table-cell office:value-type="float" office:value="6.74" calcext:value-type="float">
            <text:p>6.74</text:p>
          </table:table-cell>
          <table:table-cell/>
          <table:table-cell office:value-type="float" office:value="8000200" calcext:value-type="float">
            <text:p>800020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4600100" calcext:value-type="float">
            <text:p>4600100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4600100" calcext:value-type="float">
            <text:p>4600100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8200200" calcext:value-type="float">
            <text:p>8200200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4700100" calcext:value-type="float">
            <text:p>4700100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4700100" calcext:value-type="float">
            <text:p>4700100</text:p>
          </table:table-cell>
          <table:table-cell office:value-type="float" office:value="7.03" calcext:value-type="float">
            <text:p>7.03</text:p>
          </table:table-cell>
          <table:table-cell/>
          <table:table-cell office:value-type="float" office:value="8400200" calcext:value-type="float">
            <text:p>8400200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float" office:value="4800100" calcext:value-type="float">
            <text:p>480010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4800100" calcext:value-type="float">
            <text:p>4800100</text:p>
          </table:table-cell>
          <table:table-cell office:value-type="float" office:value="7.28" calcext:value-type="float">
            <text:p>7.28</text:p>
          </table:table-cell>
          <table:table-cell/>
          <table:table-cell office:value-type="float" office:value="8600200" calcext:value-type="float">
            <text:p>860020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900100" calcext:value-type="float">
            <text:p>4900100</text:p>
          </table:table-cell>
          <table:table-cell office:value-type="float" office:value="3.82" calcext:value-type="float">
            <text:p>3.82</text:p>
          </table:table-cell>
          <table:table-cell/>
          <table:table-cell office:value-type="float" office:value="4900100" calcext:value-type="float">
            <text:p>4900100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8800200" calcext:value-type="float">
            <text:p>8800200</text:p>
          </table:table-cell>
          <table:table-cell office:value-type="float" office:value="7.69" calcext:value-type="float">
            <text:p>7.69</text:p>
          </table:table-cell>
        </table:table-row>
        <table:table-row table:style-name="ro1">
          <table:table-cell office:value-type="float" office:value="5000100" calcext:value-type="float">
            <text:p>5000100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5000100" calcext:value-type="float">
            <text:p>5000100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9000200" calcext:value-type="float">
            <text:p>90002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5100100" calcext:value-type="float">
            <text:p>5100100</text:p>
          </table:table-cell>
          <table:table-cell office:value-type="float" office:value="3.92" calcext:value-type="float">
            <text:p>3.92</text:p>
          </table:table-cell>
          <table:table-cell/>
          <table:table-cell office:value-type="float" office:value="5100100" calcext:value-type="float">
            <text:p>5100100</text:p>
          </table:table-cell>
          <table:table-cell office:value-type="float" office:value="7.81" calcext:value-type="float">
            <text:p>7.81</text:p>
          </table:table-cell>
          <table:table-cell/>
          <table:table-cell office:value-type="float" office:value="9200200" calcext:value-type="float">
            <text:p>9200200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5200100" calcext:value-type="float">
            <text:p>5200100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5200100" calcext:value-type="float">
            <text:p>5200100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9400200" calcext:value-type="float">
            <text:p>940020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5300100" calcext:value-type="float">
            <text:p>5300100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5300100" calcext:value-type="float">
            <text:p>5300100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9600200" calcext:value-type="float">
            <text:p>960020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5400100" calcext:value-type="float">
            <text:p>5400100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5400100" calcext:value-type="float">
            <text:p>5400100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float" office:value="9800200" calcext:value-type="float">
            <text:p>9800200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5500100" calcext:value-type="float">
            <text:p>5500100</text:p>
          </table:table-cell>
          <table:table-cell office:value-type="float" office:value="4.26" calcext:value-type="float">
            <text:p>4.26</text:p>
          </table:table-cell>
          <table:table-cell/>
          <table:table-cell office:value-type="float" office:value="5500100" calcext:value-type="float">
            <text:p>5500100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float" office:value="10000200" calcext:value-type="float">
            <text:p>10000200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5600100" calcext:value-type="float">
            <text:p>5600100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5600100" calcext:value-type="float">
            <text:p>5600100</text:p>
          </table:table-cell>
          <table:table-cell office:value-type="float" office:value="8.69" calcext:value-type="float">
            <text:p>8.69</text:p>
          </table:table-cell>
          <table:table-cell/>
          <table:table-cell office:value-type="float" office:value="10200200" calcext:value-type="float">
            <text:p>10200200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float" office:value="5700100" calcext:value-type="float">
            <text:p>570010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5700100" calcext:value-type="float">
            <text:p>5700100</text:p>
          </table:table-cell>
          <table:table-cell office:value-type="float" office:value="8.86" calcext:value-type="float">
            <text:p>8.86</text:p>
          </table:table-cell>
          <table:table-cell/>
          <table:table-cell office:value-type="float" office:value="10400200" calcext:value-type="float">
            <text:p>10400200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5800100" calcext:value-type="float">
            <text:p>5800100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5800100" calcext:value-type="float">
            <text:p>5800100</text:p>
          </table:table-cell>
          <table:table-cell office:value-type="float" office:value="9.03" calcext:value-type="float">
            <text:p>9.03</text:p>
          </table:table-cell>
          <table:table-cell/>
          <table:table-cell office:value-type="float" office:value="10600200" calcext:value-type="float">
            <text:p>10600200</text:p>
          </table:table-cell>
          <table:table-cell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5900100" calcext:value-type="float">
            <text:p>5900100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float" office:value="5900100" calcext:value-type="float">
            <text:p>5900100</text:p>
          </table:table-cell>
          <table:table-cell office:value-type="float" office:value="9.24" calcext:value-type="float">
            <text:p>9.24</text:p>
          </table:table-cell>
          <table:table-cell/>
          <table:table-cell office:value-type="float" office:value="10800200" calcext:value-type="float">
            <text:p>10800200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6000100" calcext:value-type="float">
            <text:p>6000100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6000100" calcext:value-type="float">
            <text:p>6000100</text:p>
          </table:table-cell>
          <table:table-cell office:value-type="float" office:value="9.45" calcext:value-type="float">
            <text:p>9.45</text:p>
          </table:table-cell>
          <table:table-cell/>
          <table:table-cell office:value-type="float" office:value="11000200" calcext:value-type="float">
            <text:p>11000200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6100100" calcext:value-type="float">
            <text:p>6100100</text:p>
          </table:table-cell>
          <table:table-cell office:value-type="float" office:value="4.71" calcext:value-type="float">
            <text:p>4.71</text:p>
          </table:table-cell>
          <table:table-cell/>
          <table:table-cell office:value-type="float" office:value="6100100" calcext:value-type="float">
            <text:p>6100100</text:p>
          </table:table-cell>
          <table:table-cell office:value-type="float" office:value="9.59" calcext:value-type="float">
            <text:p>9.59</text:p>
          </table:table-cell>
          <table:table-cell/>
          <table:table-cell office:value-type="float" office:value="11200200" calcext:value-type="float">
            <text:p>11200200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6200100" calcext:value-type="float">
            <text:p>6200100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float" office:value="6200100" calcext:value-type="float">
            <text:p>6200100</text:p>
          </table:table-cell>
          <table:table-cell office:value-type="float" office:value="9.75" calcext:value-type="float">
            <text:p>9.75</text:p>
          </table:table-cell>
          <table:table-cell/>
          <table:table-cell office:value-type="float" office:value="11400200" calcext:value-type="float">
            <text:p>11400200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6300100" calcext:value-type="float">
            <text:p>6300100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6300100" calcext:value-type="float">
            <text:p>6300100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11600200" calcext:value-type="float">
            <text:p>11600200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6400100" calcext:value-type="float">
            <text:p>6400100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6400100" calcext:value-type="float">
            <text:p>6400100</text:p>
          </table:table-cell>
          <table:table-cell office:value-type="float" office:value="10.16" calcext:value-type="float">
            <text:p>10.16</text:p>
          </table:table-cell>
          <table:table-cell/>
          <table:table-cell office:value-type="float" office:value="11800200" calcext:value-type="float">
            <text:p>11800200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6500100" calcext:value-type="float">
            <text:p>6500100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6500100" calcext:value-type="float">
            <text:p>6500100</text:p>
          </table:table-cell>
          <table:table-cell office:value-type="float" office:value="10.33" calcext:value-type="float">
            <text:p>10.33</text:p>
          </table:table-cell>
          <table:table-cell/>
          <table:table-cell office:value-type="float" office:value="12000200" calcext:value-type="float">
            <text:p>12000200</text:p>
          </table:table-cell>
          <table:table-cell office:value-type="float" office:value="10.53" calcext:value-type="float">
            <text:p>10.53</text:p>
          </table:table-cell>
        </table:table-row>
        <table:table-row table:style-name="ro1">
          <table:table-cell office:value-type="float" office:value="6600100" calcext:value-type="float">
            <text:p>6600100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6600100" calcext:value-type="float">
            <text:p>660010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12200200" calcext:value-type="float">
            <text:p>12200200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6700100" calcext:value-type="float">
            <text:p>6700100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6700100" calcext:value-type="float">
            <text:p>6700100</text:p>
          </table:table-cell>
          <table:table-cell office:value-type="float" office:value="10.75" calcext:value-type="float">
            <text:p>10.75</text:p>
          </table:table-cell>
          <table:table-cell/>
          <table:table-cell office:value-type="float" office:value="12400200" calcext:value-type="float">
            <text:p>12400200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6800100" calcext:value-type="float">
            <text:p>6800100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float" office:value="6800100" calcext:value-type="float">
            <text:p>6800100</text:p>
          </table:table-cell>
          <table:table-cell office:value-type="float" office:value="10.89" calcext:value-type="float">
            <text:p>10.89</text:p>
          </table:table-cell>
          <table:table-cell/>
          <table:table-cell office:value-type="float" office:value="12600200" calcext:value-type="float">
            <text:p>12600200</text:p>
          </table:table-cell>
          <table:table-cell office:value-type="float" office:value="11.19" calcext:value-type="float">
            <text:p>11.19</text:p>
          </table:table-cell>
        </table:table-row>
        <table:table-row table:style-name="ro1">
          <table:table-cell office:value-type="float" office:value="6900100" calcext:value-type="float">
            <text:p>6900100</text:p>
          </table:table-cell>
          <table:table-cell office:value-type="float" office:value="5.36" calcext:value-type="float">
            <text:p>5.36</text:p>
          </table:table-cell>
          <table:table-cell/>
          <table:table-cell office:value-type="float" office:value="6900100" calcext:value-type="float">
            <text:p>6900100</text:p>
          </table:table-cell>
          <table:table-cell office:value-type="float" office:value="11.03" calcext:value-type="float">
            <text:p>11.03</text:p>
          </table:table-cell>
          <table:table-cell/>
          <table:table-cell office:value-type="float" office:value="12800200" calcext:value-type="float">
            <text:p>12800200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7000100" calcext:value-type="float">
            <text:p>7000100</text:p>
          </table:table-cell>
          <table:table-cell office:value-type="float" office:value="5.41" calcext:value-type="float">
            <text:p>5.41</text:p>
          </table:table-cell>
          <table:table-cell/>
          <table:table-cell office:value-type="float" office:value="7000100" calcext:value-type="float">
            <text:p>7000100</text:p>
          </table:table-cell>
          <table:table-cell office:value-type="float" office:value="11.14" calcext:value-type="float">
            <text:p>11.14</text:p>
          </table:table-cell>
          <table:table-cell/>
          <table:table-cell office:value-type="float" office:value="13000200" calcext:value-type="float">
            <text:p>13000200</text:p>
          </table:table-cell>
          <table:table-cell office:value-type="float" office:value="11.59" calcext:value-type="float">
            <text:p>11.59</text:p>
          </table:table-cell>
        </table:table-row>
        <table:table-row table:style-name="ro1">
          <table:table-cell office:value-type="float" office:value="7100100" calcext:value-type="float">
            <text:p>7100100</text:p>
          </table:table-cell>
          <table:table-cell office:value-type="float" office:value="5.56" calcext:value-type="float">
            <text:p>5.56</text:p>
          </table:table-cell>
          <table:table-cell/>
          <table:table-cell office:value-type="float" office:value="7100100" calcext:value-type="float">
            <text:p>7100100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13200200" calcext:value-type="float">
            <text:p>13200200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7200100" calcext:value-type="float">
            <text:p>7200100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7200100" calcext:value-type="float">
            <text:p>7200100</text:p>
          </table:table-cell>
          <table:table-cell office:value-type="float" office:value="11.59" calcext:value-type="float">
            <text:p>11.59</text:p>
          </table:table-cell>
          <table:table-cell/>
          <table:table-cell office:value-type="float" office:value="13400200" calcext:value-type="float">
            <text:p>13400200</text:p>
          </table:table-cell>
          <table:table-cell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7300100" calcext:value-type="float">
            <text:p>7300100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7300100" calcext:value-type="float">
            <text:p>7300100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float" office:value="13600200" calcext:value-type="float">
            <text:p>13600200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7400100" calcext:value-type="float">
            <text:p>7400100</text:p>
          </table:table-cell>
          <table:table-cell office:value-type="float" office:value="5.74" calcext:value-type="float">
            <text:p>5.74</text:p>
          </table:table-cell>
          <table:table-cell/>
          <table:table-cell office:value-type="float" office:value="7400100" calcext:value-type="float">
            <text:p>7400100</text:p>
          </table:table-cell>
          <table:table-cell office:value-type="float" office:value="12.01" calcext:value-type="float">
            <text:p>12.01</text:p>
          </table:table-cell>
          <table:table-cell/>
          <table:table-cell office:value-type="float" office:value="13800200" calcext:value-type="float">
            <text:p>13800200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float" office:value="7500100" calcext:value-type="float">
            <text:p>7500100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float" office:value="7500100" calcext:value-type="float">
            <text:p>7500100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14000200" calcext:value-type="float">
            <text:p>14000200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7600100" calcext:value-type="float">
            <text:p>7600100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float" office:value="7600100" calcext:value-type="float">
            <text:p>7600100</text:p>
          </table:table-cell>
          <table:table-cell office:value-type="float" office:value="12.27" calcext:value-type="float">
            <text:p>12.27</text:p>
          </table:table-cell>
          <table:table-cell/>
          <table:table-cell office:value-type="float" office:value="14200200" calcext:value-type="float">
            <text:p>14200200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7700100" calcext:value-type="float">
            <text:p>7700100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float" office:value="7700100" calcext:value-type="float">
            <text:p>7700100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14400200" calcext:value-type="float">
            <text:p>14400200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7800100" calcext:value-type="float">
            <text:p>7800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00100" calcext:value-type="float">
            <text:p>7800100</text:p>
          </table:table-cell>
          <table:table-cell office:value-type="float" office:value="12.66" calcext:value-type="float">
            <text:p>12.66</text:p>
          </table:table-cell>
          <table:table-cell/>
          <table:table-cell office:value-type="float" office:value="14600200" calcext:value-type="float">
            <text:p>14600200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7900100" calcext:value-type="float">
            <text:p>7900100</text:p>
          </table:table-cell>
          <table:table-cell office:value-type="float" office:value="6.14" calcext:value-type="float">
            <text:p>6.14</text:p>
          </table:table-cell>
          <table:table-cell/>
          <table:table-cell office:value-type="float" office:value="7900100" calcext:value-type="float">
            <text:p>7900100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14800200" calcext:value-type="float">
            <text:p>14800200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8000100" calcext:value-type="float">
            <text:p>8000100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8000100" calcext:value-type="float">
            <text:p>8000100</text:p>
          </table:table-cell>
          <table:table-cell office:value-type="float" office:value="13.06" calcext:value-type="float">
            <text:p>13.06</text:p>
          </table:table-cell>
          <table:table-cell/>
          <table:table-cell office:value-type="float" office:value="15000200" calcext:value-type="float">
            <text:p>15000200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8100100" calcext:value-type="float">
            <text:p>8100100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8100100" calcext:value-type="float">
            <text:p>8100100</text:p>
          </table:table-cell>
          <table:table-cell office:value-type="float" office:value="13.31" calcext:value-type="float">
            <text:p>13.31</text:p>
          </table:table-cell>
          <table:table-cell/>
          <table:table-cell office:value-type="float" office:value="15200200" calcext:value-type="float">
            <text:p>15200200</text:p>
          </table:table-cell>
          <table:table-cell office:value-type="float" office:value="13.67" calcext:value-type="float">
            <text:p>13.67</text:p>
          </table:table-cell>
        </table:table-row>
        <table:table-row table:style-name="ro1">
          <table:table-cell office:value-type="float" office:value="8200100" calcext:value-type="float">
            <text:p>8200100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8200100" calcext:value-type="float">
            <text:p>820010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15400200" calcext:value-type="float">
            <text:p>15400200</text:p>
          </table:table-cell>
          <table:table-cell office:value-type="float" office:value="13.83" calcext:value-type="float">
            <text:p>13.83</text:p>
          </table:table-cell>
        </table:table-row>
        <table:table-row table:style-name="ro1">
          <table:table-cell office:value-type="float" office:value="8300100" calcext:value-type="float">
            <text:p>8300100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8300100" calcext:value-type="float">
            <text:p>8300100</text:p>
          </table:table-cell>
          <table:table-cell office:value-type="float" office:value="13.72" calcext:value-type="float">
            <text:p>13.72</text:p>
          </table:table-cell>
          <table:table-cell/>
          <table:table-cell office:value-type="float" office:value="15600200" calcext:value-type="float">
            <text:p>15600200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float" office:value="8400100" calcext:value-type="float">
            <text:p>8400100</text:p>
          </table:table-cell>
          <table:table-cell office:value-type="float" office:value="6.56" calcext:value-type="float">
            <text:p>6.56</text:p>
          </table:table-cell>
          <table:table-cell/>
          <table:table-cell office:value-type="float" office:value="8400100" calcext:value-type="float">
            <text:p>8400100</text:p>
          </table:table-cell>
          <table:table-cell office:value-type="float" office:value="13.83" calcext:value-type="float">
            <text:p>13.83</text:p>
          </table:table-cell>
          <table:table-cell/>
          <table:table-cell office:value-type="float" office:value="15800200" calcext:value-type="float">
            <text:p>15800200</text:p>
          </table:table-cell>
          <table:table-cell office:value-type="float" office:value="14.21" calcext:value-type="float">
            <text:p>14.21</text:p>
          </table:table-cell>
        </table:table-row>
        <table:table-row table:style-name="ro1">
          <table:table-cell office:value-type="float" office:value="8500100" calcext:value-type="float">
            <text:p>8500100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float" office:value="8500100" calcext:value-type="float">
            <text:p>8500100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16000200" calcext:value-type="float">
            <text:p>16000200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office:value-type="float" office:value="8600100" calcext:value-type="float">
            <text:p>8600100</text:p>
          </table:table-cell>
          <table:table-cell office:value-type="float" office:value="6.72" calcext:value-type="float">
            <text:p>6.72</text:p>
          </table:table-cell>
          <table:table-cell/>
          <table:table-cell office:value-type="float" office:value="8600100" calcext:value-type="float">
            <text:p>8600100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float" office:value="16200200" calcext:value-type="float">
            <text:p>16200200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8700100" calcext:value-type="float">
            <text:p>8700100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8700100" calcext:value-type="float">
            <text:p>8700100</text:p>
          </table:table-cell>
          <table:table-cell office:value-type="float" office:value="14.45" calcext:value-type="float">
            <text:p>14.45</text:p>
          </table:table-cell>
          <table:table-cell/>
          <table:table-cell office:value-type="float" office:value="16400200" calcext:value-type="float">
            <text:p>16400200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8800100" calcext:value-type="float">
            <text:p>8800100</text:p>
          </table:table-cell>
          <table:table-cell office:value-type="float" office:value="6.86" calcext:value-type="float">
            <text:p>6.86</text:p>
          </table:table-cell>
          <table:table-cell/>
          <table:table-cell office:value-type="float" office:value="8800100" calcext:value-type="float">
            <text:p>8800100</text:p>
          </table:table-cell>
          <table:table-cell office:value-type="float" office:value="14.63" calcext:value-type="float">
            <text:p>14.63</text:p>
          </table:table-cell>
          <table:table-cell/>
          <table:table-cell office:value-type="float" office:value="16600200" calcext:value-type="float">
            <text:p>16600200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8900100" calcext:value-type="float">
            <text:p>890010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8900100" calcext:value-type="float">
            <text:p>8900100</text:p>
          </table:table-cell>
          <table:table-cell office:value-type="float" office:value="14.86" calcext:value-type="float">
            <text:p>14.86</text:p>
          </table:table-cell>
          <table:table-cell/>
          <table:table-cell office:value-type="float" office:value="16800200" calcext:value-type="float">
            <text:p>16800200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9000100" calcext:value-type="float">
            <text:p>90001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000100" calcext:value-type="float">
            <text:p>9000100</text:p>
          </table:table-cell>
          <table:table-cell office:value-type="float" office:value="14.98" calcext:value-type="float">
            <text:p>14.98</text:p>
          </table:table-cell>
          <table:table-cell/>
          <table:table-cell office:value-type="float" office:value="17000200" calcext:value-type="float">
            <text:p>17000200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9100100" calcext:value-type="float">
            <text:p>9100100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float" office:value="9100100" calcext:value-type="float">
            <text:p>9100100</text:p>
          </table:table-cell>
          <table:table-cell office:value-type="float" office:value="15.21" calcext:value-type="float">
            <text:p>15.21</text:p>
          </table:table-cell>
          <table:table-cell table:number-columns-repeated="3"/>
        </table:table-row>
        <table:table-row table:style-name="ro1">
          <table:table-cell office:value-type="float" office:value="9200100" calcext:value-type="float">
            <text:p>9200100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9200100" calcext:value-type="float">
            <text:p>9200100</text:p>
          </table:table-cell>
          <table:table-cell office:value-type="float" office:value="15.47" calcext:value-type="float">
            <text:p>15.47</text:p>
          </table:table-cell>
          <table:table-cell table:number-columns-repeated="3"/>
        </table:table-row>
        <table:table-row table:style-name="ro1">
          <table:table-cell office:value-type="float" office:value="9300100" calcext:value-type="float">
            <text:p>9300100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float" office:value="9300100" calcext:value-type="float">
            <text:p>9300100</text:p>
          </table:table-cell>
          <table:table-cell office:value-type="float" office:value="15.64" calcext:value-type="float">
            <text:p>15.64</text:p>
          </table:table-cell>
          <table:table-cell table:number-columns-repeated="3"/>
        </table:table-row>
        <table:table-row table:style-name="ro1">
          <table:table-cell office:value-type="float" office:value="9400100" calcext:value-type="float">
            <text:p>9400100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float" office:value="9400100" calcext:value-type="float">
            <text:p>9400100</text:p>
          </table:table-cell>
          <table:table-cell office:value-type="float" office:value="15.82" calcext:value-type="float">
            <text:p>15.82</text:p>
          </table:table-cell>
          <table:table-cell table:number-columns-repeated="3"/>
        </table:table-row>
        <table:table-row table:style-name="ro1">
          <table:table-cell office:value-type="float" office:value="9500100" calcext:value-type="float">
            <text:p>9500100</text:p>
          </table:table-cell>
          <table:table-cell office:value-type="float" office:value="7.42" calcext:value-type="float">
            <text:p>7.42</text:p>
          </table:table-cell>
          <table:table-cell/>
          <table:table-cell office:value-type="float" office:value="9500100" calcext:value-type="float">
            <text:p>9500100</text:p>
          </table:table-cell>
          <table:table-cell office:value-type="float" office:value="15.99" calcext:value-type="float">
            <text:p>15.99</text:p>
          </table:table-cell>
          <table:table-cell table:number-columns-repeated="3"/>
        </table:table-row>
        <table:table-row table:style-name="ro1">
          <table:table-cell office:value-type="float" office:value="9600100" calcext:value-type="float">
            <text:p>9600100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9600100" calcext:value-type="float">
            <text:p>9600100</text:p>
          </table:table-cell>
          <table:table-cell office:value-type="float" office:value="16.09" calcext:value-type="float">
            <text:p>16.09</text:p>
          </table:table-cell>
          <table:table-cell table:number-columns-repeated="3"/>
        </table:table-row>
        <table:table-row table:style-name="ro1">
          <table:table-cell office:value-type="float" office:value="9700100" calcext:value-type="float">
            <text:p>9700100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9700100" calcext:value-type="float">
            <text:p>9700100</text:p>
          </table:table-cell>
          <table:table-cell office:value-type="float" office:value="16.49" calcext:value-type="float">
            <text:p>16.49</text:p>
          </table:table-cell>
          <table:table-cell table:number-columns-repeated="3"/>
        </table:table-row>
        <table:table-row table:style-name="ro1">
          <table:table-cell office:value-type="float" office:value="9800100" calcext:value-type="float">
            <text:p>9800100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float" office:value="9800100" calcext:value-type="float">
            <text:p>9800100</text:p>
          </table:table-cell>
          <table:table-cell office:value-type="float" office:value="16.45" calcext:value-type="float">
            <text:p>16.45</text:p>
          </table:table-cell>
          <table:table-cell table:number-columns-repeated="3"/>
        </table:table-row>
        <table:table-row table:style-name="ro1">
          <table:table-cell office:value-type="float" office:value="9900100" calcext:value-type="float">
            <text:p>9900100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9900100" calcext:value-type="float">
            <text:p>9900100</text:p>
          </table:table-cell>
          <table:table-cell office:value-type="float" office:value="16.75" calcext:value-type="float">
            <text:p>16.75</text:p>
          </table:table-cell>
          <table:table-cell table:number-columns-repeated="3"/>
        </table:table-row>
        <table:table-row table:style-name="ro1">
          <table:table-cell office:value-type="float" office:value="10000100" calcext:value-type="float">
            <text:p>10000100</text:p>
          </table:table-cell>
          <table:table-cell office:value-type="float" office:value="7.78" calcext:value-type="float">
            <text:p>7.78</text:p>
          </table:table-cell>
          <table:table-cell/>
          <table:table-cell office:value-type="float" office:value="10000100" calcext:value-type="float">
            <text:p>10000100</text:p>
          </table:table-cell>
          <table:table-cell office:value-type="float" office:value="16.79" calcext:value-type="float">
            <text:p>16.79</text:p>
          </table:table-cell>
          <table:table-cell table:number-columns-repeated="3"/>
        </table:table-row>
        <table:table-row table:style-name="ro1">
          <table:table-cell office:value-type="float" office:value="10100100" calcext:value-type="float">
            <text:p>10100100</text:p>
          </table:table-cell>
          <table:table-cell office:value-type="float" office:value="8.24" calcext:value-type="float">
            <text:p>8.24</text:p>
          </table:table-cell>
          <table:table-cell/>
          <table:table-cell office:value-type="float" office:value="10100100" calcext:value-type="float">
            <text:p>10100100</text:p>
          </table:table-cell>
          <table:table-cell office:value-type="float" office:value="17.14" calcext:value-type="float">
            <text:p>17.14</text:p>
          </table:table-cell>
          <table:table-cell table:number-columns-repeated="3"/>
        </table:table-row>
        <table:table-row table:style-name="ro1">
          <table:table-cell office:value-type="float" office:value="10200100" calcext:value-type="float">
            <text:p>10200100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10200100" calcext:value-type="float">
            <text:p>10200100</text:p>
          </table:table-cell>
          <table:table-cell office:value-type="float" office:value="17.35" calcext:value-type="float">
            <text:p>17.35</text:p>
          </table:table-cell>
          <table:table-cell table:number-columns-repeated="3"/>
        </table:table-row>
        <table:table-row table:style-name="ro1">
          <table:table-cell office:value-type="float" office:value="10300100" calcext:value-type="float">
            <text:p>1030010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float" office:value="10300100" calcext:value-type="float">
            <text:p>10300100</text:p>
          </table:table-cell>
          <table:table-cell office:value-type="float" office:value="17.46" calcext:value-type="float">
            <text:p>17.46</text:p>
          </table:table-cell>
          <table:table-cell table:number-columns-repeated="3"/>
        </table:table-row>
        <table:table-row table:style-name="ro1">
          <table:table-cell office:value-type="float" office:value="10400100" calcext:value-type="float">
            <text:p>10400100</text:p>
          </table:table-cell>
          <table:table-cell office:value-type="float" office:value="8.11" calcext:value-type="float">
            <text:p>8.11</text:p>
          </table:table-cell>
          <table:table-cell/>
          <table:table-cell office:value-type="float" office:value="10400100" calcext:value-type="float">
            <text:p>10400100</text:p>
          </table:table-cell>
          <table:table-cell office:value-type="float" office:value="17.62" calcext:value-type="float">
            <text:p>17.6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200" calcext:value-type="float">
            <text:p>86200</text:p>
          </table:table-cell>
          <table:table-cell table:number-columns-repeated="6"/>
        </table:table-row>
        <table:table-row table:style-name="ro1">
          <table:table-cell office:value-type="float" office:value="200200" calcext:value-type="float">
            <text:p>200200</text:p>
          </table:table-cell>
          <table:table-cell office:value-type="float" office:value="9267856" calcext:value-type="float">
            <text:p>9267856</text:p>
          </table:table-cell>
          <table:table-cell table:number-columns-repeated="6"/>
        </table:table-row>
        <table:table-row table:style-name="ro1">
          <table:table-cell office:value-type="float" office:value="400200" calcext:value-type="float">
            <text:p>400200</text:p>
          </table:table-cell>
          <table:table-cell office:value-type="float" office:value="18476072" calcext:value-type="float">
            <text:p>18476072</text:p>
          </table:table-cell>
          <table:table-cell table:number-columns-repeated="6"/>
        </table:table-row>
        <table:table-row table:style-name="ro1">
          <table:table-cell office:value-type="float" office:value="600200" calcext:value-type="float">
            <text:p>600200</text:p>
          </table:table-cell>
          <table:table-cell office:value-type="float" office:value="27645816" calcext:value-type="float">
            <text:p>27645816</text:p>
          </table:table-cell>
          <table:table-cell table:number-columns-repeated="6"/>
        </table:table-row>
        <table:table-row table:style-name="ro1">
          <table:table-cell office:value-type="float" office:value="800200" calcext:value-type="float">
            <text:p>800200</text:p>
          </table:table-cell>
          <table:table-cell office:value-type="float" office:value="36854528" calcext:value-type="float">
            <text:p>36854528</text:p>
          </table:table-cell>
          <table:table-cell table:number-columns-repeated="6"/>
        </table:table-row>
        <table:table-row table:style-name="ro1">
          <table:table-cell office:value-type="float" office:value="1000200" calcext:value-type="float">
            <text:p>1000200</text:p>
          </table:table-cell>
          <table:table-cell office:value-type="float" office:value="46060936" calcext:value-type="float">
            <text:p>46060936</text:p>
          </table:table-cell>
          <table:table-cell table:number-columns-repeated="6"/>
        </table:table-row>
        <table:table-row table:style-name="ro1">
          <table:table-cell office:value-type="float" office:value="1200200" calcext:value-type="float">
            <text:p>1200200</text:p>
          </table:table-cell>
          <table:table-cell office:value-type="float" office:value="55223152" calcext:value-type="float">
            <text:p>55223152</text:p>
          </table:table-cell>
          <table:table-cell table:number-columns-repeated="6"/>
        </table:table-row>
        <table:table-row table:style-name="ro1">
          <table:table-cell office:value-type="float" office:value="1400200" calcext:value-type="float">
            <text:p>1400200</text:p>
          </table:table-cell>
          <table:table-cell office:value-type="float" office:value="64495280" calcext:value-type="float">
            <text:p>64495280</text:p>
          </table:table-cell>
          <table:table-cell table:number-columns-repeated="6"/>
        </table:table-row>
        <table:table-row table:style-name="ro1">
          <table:table-cell office:value-type="float" office:value="1600200" calcext:value-type="float">
            <text:p>1600200</text:p>
          </table:table-cell>
          <table:table-cell office:value-type="float" office:value="73648296" calcext:value-type="float">
            <text:p>73648296</text:p>
          </table:table-cell>
          <table:table-cell table:number-columns-repeated="6"/>
        </table:table-row>
        <table:table-row table:style-name="ro1">
          <table:table-cell office:value-type="float" office:value="1800200" calcext:value-type="float">
            <text:p>1800200</text:p>
          </table:table-cell>
          <table:table-cell office:value-type="float" office:value="82853128" calcext:value-type="float">
            <text:p>8285312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23:15:33.859928556</meta:creation-date>
    <dc:date>2018-03-23T23:58:04.639296604</dc:date>
    <meta:editing-duration>PT26M49S</meta:editing-duration>
    <meta:editing-cycles>2</meta:editing-cycles>
    <meta:generator>LibreOffice/5.4.5.1$Linux_X86_64 LibreOffice_project/40m0$Build-1</meta:generator>
    <meta:document-statistic meta:table-count="1" meta:cell-count="5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4.699cm" svg:y="0.316cm" chart:style-name="ch2">
          <text:p>Vértices fixos; arestas variáveis</text:p>
        </chart:title>
        <chart:plot-area chart:style-name="ch3" table:cell-range-address="Sheet1.A1:Sheet1.B100" svg:x="1.316cm" svg:y="1.271cm" svg:width="14.363cm" svg:height="6.59cm">
          <chartooo:coordinate-region svg:x="1.757cm" svg:y="1.474cm" svg:width="13.161cm" svg:height="5.733cm"/>
          <chart:axis chart:dimension="x" chart:name="primary-x" chart:style-name="ch4">
            <chart:title svg:x="8.036cm" svg:y="8.041cm" chart:style-name="ch5">
              <text:p>V + E</text:p>
            </chart:title>
          </chart:axis>
          <chart:axis chart:dimension="y" chart:name="primary-y" chart:style-name="ch4">
            <chart:title svg:x="0.451cm" svg:y="5.098cm" chart:style-name="ch6">
              <text:p>t(E) (s)</text:p>
            </chart:title>
            <chart:grid chart:style-name="ch7" chart:class="major"/>
          </chart:axis>
          <chart:series chart:style-name="ch8" chart:values-cell-range-address="Sheet1.B1:Sheet1.B100" chart:class="chart:scatter">
            <chart:domain table:cell-range-address="Sheet1.A1:Sheet1.A100"/>
            <chart:regression-curve chart:style-name="ch9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100">
                <text:p>500100</text:p>
                <draw:g>
                  <svg:desc>Sheet1.A1:Sheet1.A100</svg:desc>
                </draw:g>
              </table:table-cell>
              <table:table-cell office:value-type="float" office:value="0.6">
                <text:p>0.6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100">
                <text:p>6001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100">
                <text:p>7001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100">
                <text:p>800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100">
                <text:p>900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100">
                <text:p>10001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100">
                <text:p>110010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100">
                <text:p>12001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100">
                <text:p>13001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100">
                <text:p>14001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100">
                <text:p>15001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100">
                <text:p>16001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100">
                <text:p>17001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100">
                <text:p>18001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0100">
                <text:p>1900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100">
                <text:p>200010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0100">
                <text:p>21001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100">
                <text:p>22001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0100">
                <text:p>2300100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0100">
                <text:p>240010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0100">
                <text:p>25001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0100">
                <text:p>2600100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0100">
                <text:p>270010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0100">
                <text:p>280010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00100">
                <text:p>2900100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100">
                <text:p>300010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0100">
                <text:p>310010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0100">
                <text:p>32001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0100">
                <text:p>3300100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0100">
                <text:p>34001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0100">
                <text:p>35001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0100">
                <text:p>360010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0100">
                <text:p>3700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0100">
                <text:p>380010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0100">
                <text:p>390010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100">
                <text:p>400010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0100">
                <text:p>41001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0100">
                <text:p>42001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00100">
                <text:p>43001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0100">
                <text:p>440010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00100">
                <text:p>450010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0100">
                <text:p>460010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00100">
                <text:p>4700100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0100">
                <text:p>48001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00100">
                <text:p>490010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0100">
                <text:p>50001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0100">
                <text:p>51001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00100">
                <text:p>520010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00100">
                <text:p>5300100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00100">
                <text:p>540010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0100">
                <text:p>55001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0100">
                <text:p>560010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00100">
                <text:p>570010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00100">
                <text:p>5800100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00100">
                <text:p>590010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100">
                <text:p>600010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00100">
                <text:p>610010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00100">
                <text:p>620010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0100">
                <text:p>630010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00100">
                <text:p>640010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0100">
                <text:p>6500100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00100">
                <text:p>66001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00100">
                <text:p>6700100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0100">
                <text:p>6800100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00100">
                <text:p>6900100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0100">
                <text:p>7000100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0100">
                <text:p>7100100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00100">
                <text:p>7200100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0100">
                <text:p>7300100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00100">
                <text:p>7400100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00100">
                <text:p>7500100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0100">
                <text:p>7600100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00100">
                <text:p>7700100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00100">
                <text:p>7800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00100">
                <text:p>7900100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0100">
                <text:p>8000100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00100">
                <text:p>810010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00100">
                <text:p>8200100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00100">
                <text:p>8300100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00100">
                <text:p>8400100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00100">
                <text:p>8500100</text:p>
              </table:table-cell>
              <table:table-cell office:value-type="float" office:value="6.63">
                <text:p>6.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00100">
                <text:p>8600100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00100">
                <text:p>870010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100">
                <text:p>880010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00100">
                <text:p>890010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00100">
                <text:p>9000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0100">
                <text:p>9100100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00100">
                <text:p>9200100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00100">
                <text:p>9300100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00100">
                <text:p>9400100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00100">
                <text:p>9500100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00100">
                <text:p>960010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00100">
                <text:p>970010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00100">
                <text:p>980010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00100">
                <text:p>9900100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100">
                <text:p>1000010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00100">
                <text:p>10100100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00100">
                <text:p>1020010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00100">
                <text:p>1030010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00100">
                <text:p>10400100</text:p>
              </table:table-cell>
              <table:table-cell office:value-type="float" office:value="8.11">
                <text:p>8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4.711cm" svg:y="0.316cm" chart:style-name="ch2">
          <text:p>Arestas fixas; vértices variáveis</text:p>
        </chart:title>
        <chart:plot-area chart:style-name="ch3" table:cell-range-address="Sheet1.D1:Sheet1.E100" svg:x="1.316cm" svg:y="1.271cm" svg:width="14.363cm" svg:height="6.59cm">
          <chartooo:coordinate-region svg:x="1.757cm" svg:y="1.474cm" svg:width="12.971cm" svg:height="5.733cm"/>
          <chart:axis chart:dimension="x" chart:name="primary-x" chart:style-name="ch4">
            <chart:title svg:x="8.036cm" svg:y="8.041cm" chart:style-name="ch5">
              <text:p>V + E</text:p>
            </chart:title>
          </chart:axis>
          <chart:axis chart:dimension="y" chart:name="primary-y" chart:style-name="ch4">
            <chart:title svg:x="0.451cm" svg:y="5.098cm" chart:style-name="ch6">
              <text:p>t(V) (s)</text:p>
            </chart:title>
            <chart:grid chart:style-name="ch7" chart:class="major"/>
          </chart:axis>
          <chart:series chart:style-name="ch8" chart:values-cell-range-address="Sheet1.E1:Sheet1.E100" chart:class="chart:scatter">
            <chart:domain table:cell-range-address="Sheet1.D1:Sheet1.D100"/>
            <chart:regression-curve chart:style-name="ch9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100">
                <text:p>500100</text:p>
                <draw:g>
                  <svg:desc>Sheet1.D1:Sheet1.D100</svg:desc>
                </draw:g>
              </table:table-cell>
              <table:table-cell office:value-type="float" office:value="0">
                <text:p>0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100">
                <text:p>600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100">
                <text:p>7001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100">
                <text:p>8001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100">
                <text:p>9001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100">
                <text:p>100010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100">
                <text:p>11001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100">
                <text:p>12001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100">
                <text:p>1300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100">
                <text:p>1400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100">
                <text:p>150010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100">
                <text:p>160010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100">
                <text:p>17001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100">
                <text:p>1800100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0100">
                <text:p>190010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100">
                <text:p>2000100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0100">
                <text:p>210010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100">
                <text:p>22001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0100">
                <text:p>2300100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0100">
                <text:p>240010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0100">
                <text:p>25001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0100">
                <text:p>260010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0100">
                <text:p>270010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0100">
                <text:p>280010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00100">
                <text:p>2900100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100">
                <text:p>30001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0100">
                <text:p>310010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0100">
                <text:p>320010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0100">
                <text:p>330010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0100">
                <text:p>340010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0100">
                <text:p>350010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00100">
                <text:p>3600100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0100">
                <text:p>3700100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0100">
                <text:p>3800100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0100">
                <text:p>3900100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00100">
                <text:p>4000100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00100">
                <text:p>41001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00100">
                <text:p>420010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00100">
                <text:p>4300100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00100">
                <text:p>4400100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00100">
                <text:p>4500100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0100">
                <text:p>460010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00100">
                <text:p>4700100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00100">
                <text:p>4800100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00100">
                <text:p>4900100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0100">
                <text:p>500010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00100">
                <text:p>5100100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00100">
                <text:p>5200100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00100">
                <text:p>530010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00100">
                <text:p>5400100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00100">
                <text:p>5500100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0100">
                <text:p>5600100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00100">
                <text:p>5700100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00100">
                <text:p>58001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00100">
                <text:p>5900100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00100">
                <text:p>600010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00100">
                <text:p>6100100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00100">
                <text:p>620010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00100">
                <text:p>63001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00100">
                <text:p>6400100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0100">
                <text:p>6500100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00100">
                <text:p>66001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00100">
                <text:p>670010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00100">
                <text:p>6800100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00100">
                <text:p>6900100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00100">
                <text:p>700010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00100">
                <text:p>7100100</text:p>
              </table:table-cell>
              <table:table-cell office:value-type="float" office:value="11.31">
                <text:p>11.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00100">
                <text:p>7200100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0100">
                <text:p>7300100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00100">
                <text:p>7400100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00100">
                <text:p>7500100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0100">
                <text:p>7600100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00100">
                <text:p>770010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00100">
                <text:p>780010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00100">
                <text:p>7900100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00100">
                <text:p>80001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00100">
                <text:p>8100100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00100">
                <text:p>820010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00100">
                <text:p>8300100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00100">
                <text:p>8400100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00100">
                <text:p>850010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00100">
                <text:p>860010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00100">
                <text:p>8700100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00100">
                <text:p>8800100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00100">
                <text:p>8900100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00100">
                <text:p>9000100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00100">
                <text:p>9100100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00100">
                <text:p>9200100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00100">
                <text:p>9300100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00100">
                <text:p>940010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00100">
                <text:p>9500100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00100">
                <text:p>9600100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00100">
                <text:p>9700100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00100">
                <text:p>9800100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00100">
                <text:p>9900100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00100">
                <text:p>10000100</text:p>
              </table:table-cell>
              <table:table-cell office:value-type="float" office:value="16.79">
                <text:p>16.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00100">
                <text:p>10100100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00100">
                <text:p>10200100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300100">
                <text:p>10300100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00100">
                <text:p>10400100</text:p>
              </table:table-cell>
              <table:table-cell office:value-type="float" office:value="17.62">
                <text:p>17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42cm" svg:height="9.008cm" xlink:href=".." xlink:type="simple" chart:class="chart:scatter" chart:style-name="ch1">
        <chart:title svg:x="5.475cm" svg:y="0.316cm" chart:style-name="ch2">
          <text:p>Vértices e arestas variáveis</text:p>
        </chart:title>
        <chart:plot-area chart:style-name="ch3" table:cell-range-address="Sheet1.G1:Sheet1.H86" svg:x="1.331cm" svg:y="1.271cm" svg:width="15.077cm" svg:height="6.59cm">
          <chartooo:coordinate-region svg:x="1.772cm" svg:y="1.474cm" svg:width="13.685cm" svg:height="5.733cm"/>
          <chart:axis chart:dimension="x" chart:name="primary-x" chart:style-name="ch4">
            <chart:title svg:x="15.586cm" svg:y="6.975cm" chart:style-name="ch5">
              <text:p>V + E</text:p>
            </chart:title>
          </chart:axis>
          <chart:axis chart:dimension="y" chart:name="primary-y" chart:style-name="ch4">
            <chart:title svg:x="0.451cm" svg:y="5.3cm" chart:style-name="ch6">
              <text:p>t(V, E) (s)</text:p>
            </chart:title>
            <chart:grid chart:style-name="ch7" chart:class="major"/>
          </chart:axis>
          <chart:series chart:style-name="ch8" chart:values-cell-range-address="Sheet1.H1:Sheet1.H86" chart:class="chart:scatter">
            <chart:domain table:cell-range-address="Sheet1.G1:Sheet1.G86"/>
            <chart:regression-curve chart:style-name="ch9"/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G1:Sheet1.G86</svg:desc>
                </draw:g>
              </table:table-cell>
              <table:table-cell office:value-type="float" office:value="0">
                <text:p>0</text:p>
                <draw:g>
                  <svg:desc>Sheet1.H1:Sheet1.H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00">
                <text:p>20020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200">
                <text:p>4002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200">
                <text:p>6002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200">
                <text:p>8002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200">
                <text:p>10002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200">
                <text:p>1200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200">
                <text:p>140020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200">
                <text:p>16002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200">
                <text:p>18002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200">
                <text:p>200020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200">
                <text:p>22002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200">
                <text:p>2400200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200">
                <text:p>260020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200">
                <text:p>28002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200">
                <text:p>300020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200">
                <text:p>32002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0200">
                <text:p>34002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0200">
                <text:p>3600200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200">
                <text:p>38002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200">
                <text:p>4000200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0200">
                <text:p>420020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0200">
                <text:p>4400200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0200">
                <text:p>460020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0200">
                <text:p>480020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200">
                <text:p>500020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0200">
                <text:p>520020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0200">
                <text:p>5400200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0200">
                <text:p>560020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0200">
                <text:p>580020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0200">
                <text:p>6000200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0200">
                <text:p>62002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0200">
                <text:p>640020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0200">
                <text:p>6600200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0200">
                <text:p>680020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0200">
                <text:p>7000200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0200">
                <text:p>7200200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0200">
                <text:p>7400200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0200">
                <text:p>7600200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0200">
                <text:p>780020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0200">
                <text:p>800020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0200">
                <text:p>8200200</text:p>
              </table:table-cell>
              <table:table-cell office:value-type="float" office:value="7.07">
                <text:p>7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0200">
                <text:p>8400200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0200">
                <text:p>860020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0200">
                <text:p>880020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200">
                <text:p>9000200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0200">
                <text:p>9200200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0200">
                <text:p>9400200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0200">
                <text:p>9600200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0200">
                <text:p>98002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0200">
                <text:p>10000200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0200">
                <text:p>102002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0200">
                <text:p>10400200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0200">
                <text:p>10600200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0200">
                <text:p>10800200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0200">
                <text:p>11000200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0200">
                <text:p>11200200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0200">
                <text:p>11400200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0200">
                <text:p>11600200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0200">
                <text:p>11800200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0200">
                <text:p>12000200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0200">
                <text:p>12200200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0200">
                <text:p>12400200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0200">
                <text:p>12600200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0200">
                <text:p>12800200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0200">
                <text:p>13000200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0200">
                <text:p>13200200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0200">
                <text:p>13400200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0200">
                <text:p>13600200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0200">
                <text:p>13800200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0200">
                <text:p>14000200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0200">
                <text:p>14200200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0200">
                <text:p>1440020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0200">
                <text:p>146002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0200">
                <text:p>1480020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0200">
                <text:p>15000200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0200">
                <text:p>15200200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0200">
                <text:p>15400200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0200">
                <text:p>15600200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0200">
                <text:p>15800200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200">
                <text:p>16000200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0200">
                <text:p>16200200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0200">
                <text:p>16400200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0200">
                <text:p>16600200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0200">
                <text:p>16800200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0200">
                <text:p>17000200</text:p>
              </table:table-cell>
              <table:table-cell office:value-type="float" office:value="15.46">
                <text:p>15.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ff2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8cm" xlink:href=".." xlink:type="simple" chart:class="chart:scatter" chart:style-name="ch1">
        <chart:title svg:x="5.103cm" svg:y="0.316cm" chart:style-name="ch2">
          <text:p>Vértices e arestas variáveis</text:p>
        </chart:title>
        <chart:plot-area chart:style-name="ch3" table:cell-range-address="Sheet1.A103:Sheet1.B112" svg:x="1.316cm" svg:y="1.271cm" svg:width="14.363cm" svg:height="6.59cm">
          <chartooo:coordinate-region svg:x="3.086cm" svg:y="1.271cm" svg:width="12.449cm" svg:height="4.911cm"/>
          <chart:axis chart:dimension="x" chart:name="primary-x" chart:style-name="ch4">
            <chart:title svg:x="8.036cm" svg:y="8.041cm" chart:style-name="ch5">
              <text:p>V + E</text:p>
            </chart:title>
          </chart:axis>
          <chart:axis chart:dimension="y" chart:name="primary-y" chart:style-name="ch4">
            <chart:title svg:x="0.451cm" svg:y="6.048cm" chart:style-name="ch6">
              <text:p>memory(V, E) (Byte)</text:p>
            </chart:title>
            <chart:grid chart:style-name="ch7" chart:class="major"/>
          </chart:axis>
          <chart:series chart:style-name="ch8" chart:values-cell-range-address="Sheet1.B103:Sheet1.B112" chart:class="chart:scatter">
            <chart:domain table:cell-range-address="Sheet1.A103:Sheet1.A112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103:Sheet1.A112</svg:desc>
                </draw:g>
              </table:table-cell>
              <table:table-cell office:value-type="float" office:value="86200">
                <text:p>86200</text:p>
                <draw:g>
                  <svg:desc>Sheet1.B103:Sheet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200">
                <text:p>200200</text:p>
              </table:table-cell>
              <table:table-cell office:value-type="float" office:value="9267856">
                <text:p>9267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200">
                <text:p>400200</text:p>
              </table:table-cell>
              <table:table-cell office:value-type="float" office:value="18476072">
                <text:p>18476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200">
                <text:p>600200</text:p>
              </table:table-cell>
              <table:table-cell office:value-type="float" office:value="27645816">
                <text:p>27645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200">
                <text:p>800200</text:p>
              </table:table-cell>
              <table:table-cell office:value-type="float" office:value="36854528">
                <text:p>3685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200">
                <text:p>1000200</text:p>
              </table:table-cell>
              <table:table-cell office:value-type="float" office:value="46060936">
                <text:p>46060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200">
                <text:p>1200200</text:p>
              </table:table-cell>
              <table:table-cell office:value-type="float" office:value="55223152">
                <text:p>55223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200">
                <text:p>1400200</text:p>
              </table:table-cell>
              <table:table-cell office:value-type="float" office:value="64495280">
                <text:p>64495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200">
                <text:p>1600200</text:p>
              </table:table-cell>
              <table:table-cell office:value-type="float" office:value="73648296">
                <text:p>73648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200">
                <text:p>1800200</text:p>
              </table:table-cell>
              <table:table-cell office:value-type="float" office:value="82853128">
                <text:p>82853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